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2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4.277cm"/>
    </style:style>
    <style:style style:name="co8" style:family="table-column">
      <style:table-column-properties fo:break-before="auto" style:column-width="4.136cm"/>
    </style:style>
    <style:style style:name="co9" style:family="table-column">
      <style:table-column-properties fo:break-before="auto" style:column-width="5.233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3.771cm"/>
    </style:style>
    <style:style style:name="co12" style:family="table-column">
      <style:table-column-properties fo:break-before="auto" style:column-width="4.249cm"/>
    </style:style>
    <style:style style:name="co13" style:family="table-column">
      <style:table-column-properties fo:break-before="auto" style:column-width="4.44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3.517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3.461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3.6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UT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00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Riders in Team</text:p>
          </table:table-cell>
          <table:table-cell table:style-name="ce1" office:value-type="string">
            <text:p>Riders in Startlist</text:p>
          </table:table-cell>
          <table:table-cell table:style-name="ce1" office:value-type="string">
            <text:p>Riders Post Filtering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atabase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4/30/16/116</text:p>
          </table:table-cell>
          <table:table-cell table:style-name="ce1" office:value-type="string">
            <text:p>5/6/5/10</text:p>
          </table:table-cell>
          <table:table-cell table:style-name="ce1" office:value-type="string">
            <text:p>7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19/28/21/108</text:p>
          </table:table-cell>
          <table:table-cell table:style-name="ce1" office:value-type="string">
            <text:p>5/5/4/10</text:p>
          </table:table-cell>
          <table:table-cell table:style-name="ce1" office:value-type="string">
            <text:p>4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'17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2'55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7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0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1'50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1'03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10">
            <text:p>10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4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oland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0">
            <text:p>160</text:p>
          </table:table-cell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1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ssels Classic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Donosti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7">
            <text:p>17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 table:style-name="ce3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9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9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22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'17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1h14'08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Thirty Subs</text:p>
          </table:table-cell>
          <table:table-cell table:style-name="ce1" office:value-type="string">
            <text:p>12x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2"/>
          <table:table-cell table:style-name="ce4"/>
          <table:table-cell table:number-columns-repeated="1016"/>
        </table:table-row>
        <table:table-row table:style-name="ro1" table:number-rows-repeated="142">
          <table:table-cell table:style-name="ce1" table:number-columns-repeated="8"/>
          <table:table-cell table:number-columns-repeated="1016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6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6" table:number-columns-repeated="1002" table:default-cell-style-name="Excel_20_Built-in_20_Normal"/>
        <table:table-row table:style-name="ro1">
          <table:table-cell table:style-name="ce1" office:value-type="string">
            <text:p>Competition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Cost</text:p>
          </table:table-cell>
          <table:table-cell table:style-name="ce1" table:number-columns-repeated="15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11452">
            <text:p>11452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Romain Bardet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Lennard Kaemna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Koen Bouwma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14479">
            <text:p>1447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vid Gaudu</text:p>
          </table:table-cell>
          <table:table-cell table:style-name="ce1" office:value-type="string">
            <text:p>Louis Meintjes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Benjamin Thomas</text:p>
          </table:table-cell>
          <table:table-cell table:style-name="ce1" office:value-type="string">
            <text:p>Christophe Laporte</text:p>
          </table:table-cell>
          <table:table-cell table:style-name="ce1" table:number-columns-repeated="6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4871">
            <text:p>487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Simon Yate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Mathieu Burgaudeau</text:p>
          </table:table-cell>
          <table:table-cell table:style-name="ce1" office:value-type="string">
            <text:p>Luka Mezgec</text:p>
          </table:table-cell>
          <table:table-cell table:style-name="ce1" office:value-type="string">
            <text:p>Hugo Houle</text:p>
          </table:table-cell>
          <table:table-cell table:style-name="ce1" office:value-type="string">
            <text:p>Nathan Van Hooydonck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3976">
            <text:p>397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avide Bai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5321">
            <text:p>532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Nairo Quintana</text:p>
          </table:table-cell>
          <table:table-cell table:style-name="ce1" office:value-type="string">
            <text:p>Joao Almeida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Kaden Groves</text:p>
          </table:table-cell>
          <table:table-cell table:style-name="ce1" office:value-type="string">
            <text:p>Tobias Halland Johannessen</text:p>
          </table:table-cell>
          <table:table-cell table:style-name="ce1" office:value-type="string">
            <text:p>Ethan Verno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4549">
            <text:p>454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Ion Izagirre</text:p>
          </table:table-cell>
          <table:table-cell table:style-name="ce1" office:value-type="string">
            <text:p>Carlos Rodriguez</text:p>
          </table:table-cell>
          <table:table-cell table:style-name="ce1" office:value-type="string">
            <text:p>Felix Gall</text:p>
          </table:table-cell>
          <table:table-cell table:style-name="ce1" office:value-type="string">
            <text:p>Orluis Aular</text:p>
          </table:table-cell>
          <table:table-cell table:style-name="ce1" office:value-type="string">
            <text:p>Fabien Doube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4606">
            <text:p>46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Rohan Dennis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Gino Maeder</text:p>
          </table:table-cell>
          <table:table-cell table:style-name="ce1" office:value-type="string">
            <text:p>Steven Kruijswijk</text:p>
          </table:table-cell>
          <table:table-cell table:style-name="ce1" office:value-type="string">
            <text:p>Simon Geschke</text:p>
          </table:table-cell>
          <table:table-cell table:style-name="ce1" office:value-type="string">
            <text:p>Quinten Herman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3947">
            <text:p>3947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Niamh Fisher-Black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Floortje Mackaij</text:p>
          </table:table-cell>
          <table:table-cell table:style-name="ce1" office:value-type="string">
            <text:p>Olivia Baril</text:p>
          </table:table-cell>
          <table:table-cell table:style-name="ce1" office:value-type="string">
            <text:p>Veronica Ewers</text:p>
          </table:table-cell>
          <table:table-cell table:style-name="ce1" office:value-type="string">
            <text:p>Petra Stiasn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3537">
            <text:p>3537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Julia Borgstrom</text:p>
          </table:table-cell>
          <table:table-cell table:style-name="ce1" office:value-type="string">
            <text:p>Jesse Vandenbulcke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Simone Boilard</text:p>
          </table:table-cell>
          <table:table-cell table:style-name="ce1" office:value-type="string">
            <text:p>Vittoria Guazzin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5150">
            <text:p>515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Pierre Rolland</text:p>
          </table:table-cell>
          <table:table-cell table:style-name="ce1" office:value-type="string">
            <text:p>Edvald Boasson Hagen</text:p>
          </table:table-cell>
          <table:table-cell table:style-name="ce1" office:value-type="string">
            <text:p>Carlos Verona</text:p>
          </table:table-cell>
          <table:table-cell table:style-name="ce1" office:value-type="string">
            <text:p>Hugo Page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4596">
            <text:p>459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Shari Bossuyt</text:p>
          </table:table-cell>
          <table:table-cell table:style-name="ce1" office:value-type="string">
            <text:p>Ingvild Gaskjenn</text:p>
          </table:table-cell>
          <table:table-cell table:style-name="ce1" office:value-type="string">
            <text:p>Arianna Fidanza</text:p>
          </table:table-cell>
          <table:table-cell table:style-name="ce1" office:value-type="string">
            <text:p>Barbara Guarisch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5297">
            <text:p>5297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Geraint Thomas</text:p>
          </table:table-cell>
          <table:table-cell table:style-name="ce1" office:value-type="string">
            <text:p>Max Schachmann</text:p>
          </table:table-cell>
          <table:table-cell table:style-name="ce1" office:value-type="string">
            <text:p>Jakob Fuglsang</text:p>
          </table:table-cell>
          <table:table-cell table:style-name="ce1" office:value-type="string">
            <text:p>Felix Grossschartner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Andreas Leknessund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Stefan Kueng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5766">
            <text:p>576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Mavi Garcia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aia Realin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Neve Bradbur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office:value-type="float" office:value="5826">
            <text:p>582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Katarzyna Niewiadoma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Juliette Labous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Evita Muzic</text:p>
          </table:table-cell>
          <table:table-cell table:style-name="ce1" office:value-type="string">
            <text:p>Veronica Ewers</text:p>
          </table:table-cell>
          <table:table-cell table:style-name="ce1" office:value-type="string">
            <text:p>Maike Van Der Duin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oland</text:p>
          </table:table-cell>
          <table:table-cell table:style-name="ce1" table:number-columns-repeated="17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2070">
            <text:p>207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Attila Valter</text:p>
          </table:table-cell>
          <table:table-cell table:style-name="ce1" office:value-type="string">
            <text:p>Simone Petill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Peter Sagan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Mark Cavendish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Max Kant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640">
            <text:p>264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Samuele Riv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Olav Kooij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Jhonatan Narvaez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568">
            <text:p>256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Dries Van Gest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669">
            <text:p>266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138">
            <text:p>313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34">
            <text:p>203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106">
            <text:p>21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938">
            <text:p>1938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05">
            <text:p>3105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29">
            <text:p>1929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745">
            <text:p>274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Fernando Gaviria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Arnaud De Li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ke Stewart</text:p>
          </table:table-cell>
          <table:table-cell table:style-name="ce1" office:value-type="string">
            <text:p>Amaury Capio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Julien Simon</text:p>
          </table:table-cell>
          <table:table-cell table:style-name="ce1" office:value-type="string">
            <text:p>Eddy Fin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1731">
            <text:p>1731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Hugo Hofstetter</text:p>
          </table:table-cell>
          <table:table-cell table:style-name="ce1" office:value-type="string">
            <text:p>Connor Swif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Matis Louv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ssels Classic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Taco Van Der Hoorn</text:p>
          </table:table-cell>
          <table:table-cell table:style-name="ce1" office:value-type="string">
            <text:p>Rune Herregodts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Bram Welten</text:p>
          </table:table-cell>
          <table:table-cell table:style-name="ce1" office:value-type="string">
            <text:p>Tobias Bayer</text:p>
          </table:table-cell>
          <table:table-cell table:style-name="ce1" office:value-type="string">
            <text:p>Gilles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Florian Senechal</text:p>
          </table:table-cell>
          <table:table-cell table:style-name="ce1" office:value-type="string">
            <text:p>Gianni Vermeersch</text:p>
          </table:table-cell>
          <table:table-cell table:style-name="ce1" office:value-type="string">
            <text:p>Oscar Riesebeek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oic Vliegen</text:p>
          </table:table-cell>
          <table:table-cell table:style-name="ce1" office:value-type="string">
            <text:p>Stan Van Tricht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onostia</text:p>
          </table:table-cell>
          <table:table-cell table:style-name="ce1" office:value-type="float" office:value="2158">
            <text:p>215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Pavel Sivakov</text:p>
          </table:table-cell>
          <table:table-cell table:style-name="ce1" office:value-type="string">
            <text:p>Toms Skujins</text:p>
          </table:table-cell>
          <table:table-cell table:style-name="ce1" office:value-type="string">
            <text:p>Carlos Rodriguez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Elisa Balsamo</text:p>
          </table:table-cell>
          <table:table-cell table:style-name="ce1" office:value-type="string">
            <text:p>Emma Norsgaard</text:p>
          </table:table-cell>
          <table:table-cell table:style-name="ce1" office:value-type="string">
            <text:p>Maria Giulia Confalonieri</text:p>
          </table:table-cell>
          <table:table-cell table:style-name="ce1" office:value-type="string">
            <text:p>Susanne Andersen</text:p>
          </table:table-cell>
          <table:table-cell table:style-name="ce1" office:value-type="string">
            <text:p>Tamara Dromova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Marta Bastianelli</text:p>
          </table:table-cell>
          <table:table-cell table:style-name="ce1" office:value-type="string">
            <text:p>Pfeiffer Georgi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Julie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10">
            <text:p>321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antal Van Den Broek-Blaak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Brodie Chapman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52">
            <text:p>205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Barbara Guarischi</text:p>
          </table:table-cell>
          <table:table-cell table:style-name="ce1" office:value-type="string">
            <text:p>Charlotte Kool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eorgia Bak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544">
            <text:p>254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zabeth Hold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284">
            <text:p>22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Katarzyna Niewiadoma</text:p>
          </table:table-cell>
          <table:table-cell table:style-name="ce1" office:value-type="string">
            <text:p>Marlen Reusser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2928">
            <text:p>292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Lucinda Brand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Ellen Van Dijk</text:p>
          </table:table-cell>
          <table:table-cell table:style-name="ce1" office:value-type="string">
            <text:p>Victoire Berteau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3039">
            <text:p>303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Yara Kastelijn</text:p>
          </table:table-cell>
          <table:table-cell table:style-name="ce1" office:value-type="string">
            <text:p>Kristabel Doebel-Hicko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89">
            <text:p>288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nouska Koster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880">
            <text:p>28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Samuele Rivi</text:p>
          </table:table-cell>
          <table:table-cell table:style-name="ce1" office:value-type="string">
            <text:p>Alessandro Tonelli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Vincenzo Albanese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1855">
            <text:p>1855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Heinrich Haussler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Simone Consonni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Stanislaw Aniolkowski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2341">
            <text:p>234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Rasmus Tiller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Michael Gog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361">
            <text:p>236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Ivan Garcia Cortina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Dries Van Gestel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Robbe Ghy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584">
            <text:p>25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Andrea Pasqualon</text:p>
          </table:table-cell>
          <table:table-cell table:style-name="ce1" office:value-type="string">
            <text:p>Victor Campenaerts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Johan Jacob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04">
            <text:p>320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6" office:value-type="string">
            <text:p>Mathijs Paasschens</text:p>
          </table:table-cell>
          <table:table-cell table:style-name="ce6" office:value-type="string">
            <text:p>Silvan Dillier</text:p>
          </table:table-cell>
          <table:table-cell table:style-name="ce1"/>
          <table:table-cell table:style-name="ce6" office:value-type="string">
            <text:p>Tom Bohli</text:p>
          </table:table-cell>
          <table:table-cell table:style-name="ce6" office:value-type="string">
            <text:p>Lyndsay De Wylder</text:p>
          </table:table-cell>
          <table:table-cell table:style-name="ce6" office:value-type="string">
            <text:p>Julien Vermote</text:p>
          </table:table-cell>
          <table:table-cell table:style-name="ce6" office:value-type="string">
            <text:p>Manuele Boaro</text:p>
          </table:table-cell>
          <table:table-cell table:style-name="ce6" office:value-type="string">
            <text:p>Taco Van Der Hoorn</text:p>
          </table:table-cell>
          <table:table-cell table:number-columns-repeated="1002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3565">
            <text:p>3565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sper Philips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Jordi Meeus</text:p>
          </table:table-cell>
          <table:table-cell table:style-name="ce1" office:value-type="string">
            <text:p>Dan McLay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Ruediger Selig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780">
            <text:p>27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aron Van Poucke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artnik</text:p>
          </table:table-cell>
          <table:table-cell table:style-name="ce1" office:value-type="string">
            <text:p>Johan Jacobs</text:p>
          </table:table-cell>
          <table:table-cell table:style-name="ce1" office:value-type="string">
            <text:p>Owain Doul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chael Valgre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orian Godon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Laurens De Plu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70">
            <text:p>317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Yves Lampaert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Adrien Petit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1" office:value-type="string">
            <text:p>Taco Van Der Hoorn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10">
            <text:p>19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Julian Alaphilippe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ke Woods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Valentin Ferron</text:p>
          </table:table-cell>
          <table:table-cell table:style-name="ce6" office:value-type="string">
            <text:p>Bruno Armirail</text:p>
          </table:table-cell>
          <table:table-cell table:style-name="ce6" office:value-type="string">
            <text:p>Jimmy Janssens</text:p>
          </table:table-cell>
          <table:table-cell table:style-name="ce1"/>
          <table:table-cell table:style-name="ce6" office:value-type="string">
            <text:p>Simon Guglielmi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60">
            <text:p>286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Sergio Hi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6" office:value-type="string">
            <text:p>Sylvain Moniquet</text:p>
          </table:table-cell>
          <table:table-cell table:style-name="ce6" office:value-type="string">
            <text:p>Luc Wirtgen</text:p>
          </table:table-cell>
          <table:table-cell table:style-name="ce6" office:value-type="string">
            <text:p>Fabien Doubey</text:p>
          </table:table-cell>
          <table:table-cell table:style-name="ce1"/>
          <table:table-cell table:style-name="ce6" office:value-type="string">
            <text:p>Paul Ourselin</text:p>
          </table:table-cell>
          <table:table-cell table:style-name="ce1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1975">
            <text:p>1197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Tom Devriendt</text:p>
          </table:table-cell>
          <table:table-cell table:style-name="ce1" table:number-columns-repeated="3"/>
          <table:table-cell table:number-columns-repeated="1005"/>
        </table:table-row>
        <table:table-row table:style-name="ro1" table:number-rows-repeated="110">
          <table:table-cell table:style-name="ce1" table:number-columns-repeated="19"/>
          <table:table-cell table:number-columns-repeated="1005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1">31/07/2022</text:date>, <text:time>22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s" style:display-name="PageStyle_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31T22:41:27.60</dc:date>
    <dc:creator>Calum Lonie</dc:creator>
    <meta:generator>OpenOffice/4.1.7$Win32 OpenOffice.org_project/417m1$Build-9800</meta:generator>
    <meta:editing-duration>PT9H7M2S</meta:editing-duration>
    <meta:editing-cycles>15</meta:editing-cycles>
    <meta:document-statistic meta:table-count="2" meta:cell-count="1100" meta:object-count="0"/>
  </office:meta>
</office:document-meta>
</file>